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 style:list-style-name="L1">
      <style:text-properties fo:font-size="15pt" style:font-size-asian="15pt" style:font-size-complex="15pt"/>
    </style:style>
    <style:style style:name="P4" style:family="paragraph" style:parent-style-name="Standard" style:list-style-name="L2">
      <style:text-properties fo:font-size="15pt" style:font-size-asian="15pt" style:font-size-complex="15pt"/>
    </style:style>
    <style:style style:name="P5" style:family="paragraph" style:parent-style-name="Standard" style:list-style-name="L3">
      <style:text-properties fo:font-size="15pt" style:font-size-asian="15pt" style:font-size-complex="15pt"/>
    </style:style>
    <style:style style:name="P6" style:family="paragraph" style:parent-style-name="Standard" style:list-style-name="L4">
      <style:text-properties fo:font-size="15pt" style:font-size-asian="15pt" style:font-size-complex="15pt"/>
    </style:style>
    <style:style style:name="P7" style:family="paragraph" style:parent-style-name="Standard" style:list-style-name="L5">
      <style:text-properties fo:font-size="15pt" style:font-size-asian="15pt" style:font-size-complex="15pt"/>
    </style:style>
    <style:style style:name="P8" style:family="paragraph" style:parent-style-name="Standard" style:list-style-name="L6">
      <style:text-properties fo:font-size="15pt" style:font-size-asian="15pt" style:font-size-complex="15pt"/>
    </style:style>
    <style:style style:name="P9" style:family="paragraph" style:parent-style-name="Standard" style:list-style-name="L7">
      <style:text-properties fo:font-size="15pt" style:font-size-asian="15pt" style:font-size-complex="15pt"/>
    </style:style>
    <style:style style:name="P10" style:family="paragraph" style:parent-style-name="Standard" style:list-style-name="L8">
      <style:text-properties fo:font-size="15pt" style:font-size-asian="15pt" style:font-size-complex="15pt"/>
    </style:style>
    <style:style style:name="P11" style:family="paragraph" style:parent-style-name="Standard" style:list-style-name="L9">
      <style:text-properties fo:font-size="15pt" style:font-size-asian="15pt" style:font-size-complex="15pt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 notes for “web application security”</text:p>
      <text:p text:style-name="P1"/>
      <text:p text:style-name="P1">Mix of emerging technology, privacy, &amp; databases</text:p>
      <text:p text:style-name="P1"/>
      <text:p text:style-name="P1">Web applications</text:p>
      <text:list xml:id="list645420491" text:style-name="L1">
        <text:list-item>
          <text:p text:style-name="P3">Def: client-server programs communicating over HTTP, client UI rendered by web browser</text:p>
        </text:list-item>
        <text:list-item>
          <text:p text:style-name="P3">Mashup def: single web page displaying multiple web applications</text:p>
          <text:list>
            <text:list-item>
              <text:p text:style-name="P3">Often written &amp; hosted by different developers</text:p>
            </text:list-item>
          </text:list>
        </text:list-item>
        <text:list-item>
          <text:p text:style-name="P3">Examples</text:p>
          <text:list>
            <text:list-item>
              <text:p text:style-name="P3">Mashups: Facebook, iGoogle, MySpace (we'll come back to these)</text:p>
            </text:list-item>
            <text:list-item>
              <text:p text:style-name="P3">Shopping carts: Amazon</text:p>
            </text:list-item>
            <text:list-item>
              <text:p text:style-name="P3">At GT: Buzzport, Oscar, T-Square, Library, Course Critique</text:p>
            </text:list-item>
          </text:list>
        </text:list-item>
      </text:list>
      <text:p text:style-name="P1"/>
      <text:p text:style-name="P1">Architecture</text:p>
      <text:list xml:id="list520347863" text:style-name="L2">
        <text:list-item>
          <text:p text:style-name="P4">[ Draw picture: client browser, server web, server DB ]</text:p>
        </text:list-item>
        <text:list-item>
          <text:p text:style-name="P4">[ Draw communication: browser to web server: strings ; web server to DB server: SQL strings ]</text:p>
        </text:list-item>
        <text:list-item>
          <text:p text:style-name="P4">Client: Javascript, AJAX (asynchronous javascript and xml)</text:p>
        </text:list-item>
        <text:list-item>
          <text:p text:style-name="P4">Web server: PHP, ASP, et al</text:p>
        </text:list-item>
        <text:list-item>
          <text:p text:style-name="P4">DB server: MySql, MS Sql Server, Oracle</text:p>
        </text:list-item>
      </text:list>
      <text:p text:style-name="P1"/>
      <text:p text:style-name="P1">SQL requests</text:p>
      <text:list xml:id="list481390413" text:style-name="L3">
        <text:list-item>
          <text:p text:style-name="P5">DB made of tables</text:p>
        </text:list-item>
        <text:list-item>
          <text:p text:style-name="P5">Tables made of columns &amp; rows</text:p>
        </text:list-item>
        <text:list-item>
          <text:p text:style-name="P5">Each row is an “entry” of the DB</text:p>
        </text:list-item>
        <text:list-item>
          <text:p text:style-name="P5">Read/write DB via SQL (structured query language)</text:p>
        </text:list-item>
        <text:list-item>
          <text:p text:style-name="P5">SQL commands are strings interpreted by DB engine</text:p>
        </text:list-item>
        <text:list-item>
          <text:p text:style-name="P5">Keywords: “SELECT, WHERE, INSERT, DROP”, etc</text:p>
        </text:list-item>
        <text:list-item>
          <text:p text:style-name="P5">Data: column names, values to match</text:p>
        </text:list-item>
        <text:list-item>
          <text:p text:style-name="P5">Web server code (e.g. php) often assembles SQL command via concatenation</text:p>
        </text:list-item>
      </text:list>
      <text:p text:style-name="P1"/>
      <text:p text:style-name="P1">Example:</text:p>
      <text:list xml:id="list248578098" text:style-name="L4">
        <text:list-item>
          <text:p text:style-name="P6">[ Suppose DB of students in CS 4235, has name, GTID, grade ]</text:p>
        </text:list-item>
        <text:list-item>
          <text:p text:style-name="P6">[ You want to access your grade via web page with text entry box taking GTID number ]</text:p>
        </text:list-item>
        <text:list-item>
          <text:p text:style-name="P6">[ Text entry box sets php variable $idnumber ]</text:p>
        </text:list-item>
        <text:list-item>
          <text:p text:style-name="P6">Server code assembles:</text:p>
          <text:list>
            <text:list-item>
              <text:p text:style-name="P6">SELECT name, grade FROM cs4235 WHERE gtid=$idnumber</text:p>
            </text:list-item>
          </text:list>
        </text:list-item>
        <text:list-item>
          <text:p text:style-name="P6"><text:soft-page-break/>Intent: return one row of table matching student ID number</text:p>
        </text:list-item>
      </text:list>
      <text:p text:style-name="P1"/>
      <text:p text:style-name="P1">Attack:</text:p>
      <text:list xml:id="list1163865705" text:style-name="L5">
        <text:list-item>
          <text:p text:style-name="P7">No distinction between code and data in sql queries</text:p>
        </text:list-item>
        <text:list-item>
          <text:p text:style-name="P7">Use string concatenation to add additional SQL code</text:p>
        </text:list-item>
        <text:list-item>
          <text:p text:style-name="P7">Suppose $idnumber = -1 OR 1=1</text:p>
        </text:list-item>
        <text:list-item>
          <text:p text:style-name="P7">Server code assembles:</text:p>
          <text:list>
            <text:list-item>
              <text:p text:style-name="P7">SELECT name, grade FROM cs4235 WHERE gtid=-1 OR 1=1</text:p>
            </text:list-item>
          </text:list>
        </text:list-item>
        <text:list-item>
          <text:p text:style-name="P7">Effect: returns all rows of table, see everyone's grades</text:p>
        </text:list-item>
      </text:list>
      <text:p text:style-name="P1"/>
      <text:p text:style-name="P1">Complexities:</text:p>
      <text:list xml:id="list1862472430" text:style-name="L6">
        <text:list-item>
          <text:p text:style-name="P8">String values, quote marks [ show example ]</text:p>
        </text:list-item>
        <text:list-item>
          <text:p text:style-name="P8">Web page may only show first result</text:p>
          <text:list>
            <text:list-item>
              <text:p text:style-name="P8">Exclude values known already</text:p>
            </text:list-item>
          </text:list>
        </text:list-item>
        <text:list-item>
          <text:p text:style-name="P8">Complex queries using JOIN, HAVING, etc</text:p>
        </text:list-item>
        <text:list-item>
          <text:p text:style-name="P8">Structure of query may not be known</text:p>
        </text:list-item>
        <text:list-item>
          <text:p text:style-name="P8">Column names may not be known</text:p>
        </text:list-item>
        <text:list-item>
          <text:p text:style-name="P8">Table names may not be known</text:p>
        </text:list-item>
        <text:list-item>
          <text:p text:style-name="P8">Some sql engines have commands to reveal internal information</text:p>
        </text:list-item>
      </text:list>
      <text:p text:style-name="P1"/>
      <text:p text:style-name="P1">More SQL attacks:</text:p>
      <text:list xml:id="list129216737" text:style-name="L7">
        <text:list-item>
          <text:p text:style-name="P9">DROP TABLE</text:p>
        </text:list-item>
        <text:list-item>
          <text:p text:style-name="P9">INSERT </text:p>
        </text:list-item>
      </text:list>
      <text:p text:style-name="P1"/>
      <text:p text:style-name="P1">Other web application vulnerabilities</text:p>
      <text:list xml:id="list1460967791" text:style-name="L8">
        <text:list-item>
          <text:p text:style-name="P10">Command injection [ write example ]</text:p>
        </text:list-item>
        <text:list-item>
          <text:p text:style-name="P10">Cross-site scripting [ <text:a xlink:type="simple" xlink:href="http://library.gatech.edu/">http://library.gatech.edu/</text:a> search box demo ]</text:p>
          <text:list>
            <text:list-item>
              <text:p text:style-name="P10">&lt;script&gt;document.location.href=”http://www.uga.edu”&lt;/script&gt;</text:p>
            </text:list-item>
          </text:list>
        </text:list-item>
        <text:list-item>
          <text:p text:style-name="P10">Web api</text:p>
          <text:list>
            <text:list-item>
              <text:p text:style-name="P10">[ Explain how invoked ]</text:p>
            </text:list-item>
            <text:list-item>
              <text:p text:style-name="P10">[ May contain functionality designers did not want to expose ]</text:p>
            </text:list-item>
          </text:list>
        </text:list-item>
      </text:list>
      <text:p text:style-name="P1"/>
      <text:p text:style-name="P1">Facebook mashup architecture</text:p>
      <text:list xml:id="list1628787801" text:style-name="L9">
        <text:list-item>
          <text:p text:style-name="P11">Third party apps hosted at third party servers</text:p>
          <text:list>
            <text:list-item>
              <text:p text:style-name="P11">[ Draw picture ]</text:p>
            </text:list-item>
          </text:list>
        </text:list-item>
        <text:list-item>
          <text:p text:style-name="P11">Servers get access to your personal information</text:p>
        </text:list-item>
        <text:list-item>
          <text:p text:style-name="P11">Server can take any action with your information</text:p>
          <text:list>
            <text:list-item>
              <text:p text:style-name="P11">Outside of facebook's control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creation-date>2008-04-03T16:43:33</meta:creation-date>
    <dc:date>2008-11-17T00:07:46</dc:date>
    <dc:language>en-US</dc:language>
    <meta:editing-cycles>7</meta:editing-cycles>
    <meta:editing-duration>PT00H49M56S</meta:editing-duration>
    <meta:document-statistic meta:table-count="0" meta:image-count="0" meta:object-count="0" meta:page-count="2" meta:paragraph-count="64" meta:word-count="463" meta:character-count="2577"/>
    <dc:creator>Jon Giffin</dc:creator>
    <meta:user-defined meta:name="Info 1"/>
    <meta:user-defined meta:name="Info 2"/>
    <meta:user-defined meta:name="Info 3"/>
    <meta:user-defined meta:name="Info 4"/>
  </office:meta>
</office:document-meta>
</file>